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6.757cm" table:align="left"/>
    </style:style>
    <style:style style:name="Table2.A" style:family="table-column">
      <style:table-column-properties style:column-width="13.605cm"/>
    </style:style>
    <style:style style:name="Table2.B" style:family="table-column">
      <style:table-column-properties style:column-width="3.152cm"/>
    </style:style>
    <style:style style:name="Table2.A1" style:family="table-cell">
      <style:table-cell-properties style:vertical-align="middle" fo:padding="0.097cm" fo:border-left="0.5pt solid #000000" fo:border-right="none" fo:border-top="0.5pt solid #000000" fo:border-bottom="0.5pt solid #000000"/>
    </style:style>
    <style:style style:name="Table2.B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0.5pt solid #000000" fo:border-top="none" fo:border-bottom="0.5pt solid #000000"/>
    </style:style>
    <style:style style:name="Table2.B7" style:family="table-cell">
      <style:table-cell-properties fo:padding="0.097cm" fo:border-left="0.5pt solid #000000" fo:border-right="0.5pt solid #000000" fo:border-top="none" fo:border-bottom="0.5pt solid #000000"/>
    </style:style>
    <style:style style:name="Table3" style:family="table">
      <style:table-properties style:width="11.095cm" fo:margin-left="0.046cm" table:align="left"/>
    </style:style>
    <style:style style:name="Table3.A" style:family="table-column">
      <style:table-column-properties style:column-width="1.764cm"/>
    </style:style>
    <style:style style:name="Table3.B" style:family="table-column">
      <style:table-column-properties style:column-width="1.605cm"/>
    </style:style>
    <style:style style:name="Table3.C" style:family="table-column">
      <style:table-column-properties style:column-width="2.434cm"/>
    </style:style>
    <style:style style:name="Table3.D" style:family="table-column">
      <style:table-column-properties style:column-width="2.963cm"/>
    </style:style>
    <style:style style:name="Table3.E" style:family="table-column">
      <style:table-column-properties style:column-width="2.328cm"/>
    </style:style>
    <style:style style:name="Table3.A1" style:family="table-cell">
      <style:table-cell-properties style:vertical-align="middle" fo:padding="0.097cm" fo:border-left="0.5pt solid #000000" fo:border-right="none" fo:border-top="0.5pt solid #000000" fo:border-bottom="0.5pt solid #000000"/>
    </style:style>
    <style:style style:name="Table3.E1" style:family="table-cell">
      <style:table-cell-properties style:vertical-align="middle"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E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7cm" table:align="left"/>
    </style:style>
    <style:style style:name="Table1.A" style:family="table-column">
      <style:table-column-properties style:column-width="5.459cm"/>
    </style:style>
    <style:style style:name="Table1.B" style:family="table-column">
      <style:table-column-properties style:column-width="2.249cm"/>
    </style:style>
    <style:style style:name="Table1.C" style:family="table-column">
      <style:table-column-properties style:column-width="2.293cm"/>
    </style:style>
    <style:style style:name="Table1.D" style:family="table-column">
      <style:table-column-properties style:column-width="6.999cm"/>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D2" style:family="table-cell">
      <style:table-cell-properties style:vertical-align="middle" fo:padding="0.097cm" fo:border-left="0.5pt solid #000000" fo:border-right="0.5pt solid #000000" fo:border-top="none" fo:border-bottom="0.5pt solid #000000"/>
    </style:style>
    <style:style style:name="P1" style:family="paragraph" style:parent-style-name="Text_20_body">
      <style:paragraph-properties fo:margin-left="0cm" fo:margin-right="0cm" fo:line-height="150%" fo:text-align="center" style:justify-single-word="false" fo:text-indent="0cm" style:auto-text-indent="false"/>
      <style:text-properties officeooo:paragraph-rsid="001386fc"/>
    </style:style>
    <style:style style:name="P2" style:family="paragraph" style:parent-style-name="Text_20_body">
      <style:paragraph-properties fo:margin-left="0cm" fo:margin-right="0cm" fo:line-height="150%" fo:text-align="justify" style:justify-single-word="false" fo:text-indent="0cm" style:auto-text-indent="false"/>
      <style:text-properties officeooo:paragraph-rsid="001386fc"/>
    </style:style>
    <style:style style:name="P3" style:family="paragraph" style:parent-style-name="Heading_20_3">
      <style:paragraph-properties fo:margin-top="0cm" fo:margin-bottom="0.247cm" style:contextual-spacing="false" fo:line-height="150%" fo:text-align="justify" style:justify-single-word="false"/>
    </style:style>
    <style:style style:name="P4" style:family="paragraph" style:parent-style-name="Text_20_body">
      <style:paragraph-properties fo:margin-left="0cm" fo:margin-right="0cm" fo:line-height="150%" fo:text-align="justify" style:justify-single-word="false" fo:text-indent="0cm" style:auto-text-indent="false"/>
    </style:style>
    <style:style style:name="P5" style:family="paragraph" style:parent-style-name="Text_20_body" style:list-style-name="L1">
      <style:paragraph-properties fo:margin-top="0cm" fo:margin-bottom="0cm" style:contextual-spacing="false" fo:line-height="150%" fo:text-align="justify" style:justify-single-word="false"/>
    </style:style>
    <style:style style:name="P6" style:family="paragraph" style:parent-style-name="Text_20_body" style:list-style-name="L1">
      <style:paragraph-properties fo:line-height="150%" fo:text-align="justify" style:justify-single-word="false"/>
      <style:text-properties officeooo:paragraph-rsid="001386fc"/>
    </style:style>
    <style:style style:name="P7" style:family="paragraph" style:parent-style-name="Heading_20_2">
      <style:paragraph-properties fo:line-height="150%" fo:text-align="justify" style:justify-single-word="false"/>
      <style:text-properties fo:font-size="14pt" officeooo:paragraph-rsid="001386fc" style:font-size-asian="14pt" style:font-size-complex="14pt"/>
    </style:style>
    <style:style style:name="P8" style:family="paragraph" style:parent-style-name="Text_20_body">
      <style:paragraph-properties fo:line-height="150%" fo:text-align="justify" style:justify-single-word="false"/>
    </style:style>
    <style:style style:name="P9" style:family="paragraph" style:parent-style-name="Text_20_body">
      <style:paragraph-properties fo:line-height="150%" fo:text-align="justify" style:justify-single-word="false"/>
      <style:text-properties officeooo:paragraph-rsid="00138a60"/>
    </style:style>
    <style:style style:name="P10" style:family="paragraph" style:parent-style-name="Text_20_body">
      <style:paragraph-properties fo:margin-left="0cm" fo:margin-right="0cm" fo:line-height="150%" fo:text-align="justify" style:justify-single-word="false" fo:text-indent="0cm" style:auto-text-indent="false"/>
      <style:text-properties officeooo:paragraph-rsid="001910d7"/>
    </style:style>
    <style:style style:name="P11" style:family="paragraph" style:parent-style-name="Text_20_body" style:list-style-name="L2">
      <style:paragraph-properties fo:margin-top="0cm" fo:margin-bottom="0cm" style:contextual-spacing="false" fo:line-height="150%" fo:text-align="justify" style:justify-single-word="false"/>
    </style:style>
    <style:style style:name="P12" style:family="paragraph" style:parent-style-name="Text_20_body" style:list-style-name="L2">
      <style:paragraph-properties fo:line-height="150%" fo:text-align="justify" style:justify-single-word="false"/>
    </style:style>
    <style:style style:name="P13" style:family="paragraph" style:parent-style-name="Text_20_body" style:list-style-name="L3">
      <style:paragraph-properties fo:margin-top="0cm" fo:margin-bottom="0cm" style:contextual-spacing="false" fo:line-height="150%" fo:text-align="justify" style:justify-single-word="false"/>
    </style:style>
    <style:style style:name="P14" style:family="paragraph" style:parent-style-name="Text_20_body" style:list-style-name="L3">
      <style:paragraph-properties fo:line-height="150%" fo:text-align="justify" style:justify-single-word="false"/>
    </style:style>
    <style:style style:name="P15" style:family="paragraph" style:parent-style-name="Text_20_body">
      <style:paragraph-properties fo:margin-top="0cm" fo:margin-bottom="0.247cm" style:contextual-spacing="false" fo:line-height="150%" fo:text-align="justify" style:justify-single-word="false"/>
    </style:style>
    <style:style style:name="P16" style:family="paragraph" style:parent-style-name="Text_20_body" style:list-style-name="L4">
      <style:paragraph-properties fo:margin-top="0cm" fo:margin-bottom="0cm" style:contextual-spacing="false" fo:line-height="150%" fo:text-align="justify" style:justify-single-word="false"/>
    </style:style>
    <style:style style:name="P17" style:family="paragraph" style:parent-style-name="Text_20_body" style:list-style-name="L4">
      <style:paragraph-properties fo:line-height="150%" fo:text-align="justify" style:justify-single-word="false"/>
    </style:style>
    <style:style style:name="P18" style:family="paragraph" style:parent-style-name="Text_20_body" style:list-style-name="L5">
      <style:paragraph-properties fo:margin-top="0cm" fo:margin-bottom="0cm" style:contextual-spacing="false" fo:line-height="150%" fo:text-align="justify" style:justify-single-word="false"/>
    </style:style>
    <style:style style:name="P19" style:family="paragraph" style:parent-style-name="Text_20_body" style:list-style-name="L5">
      <style:paragraph-properties fo:line-height="150%" fo:text-align="justify" style:justify-single-word="false"/>
    </style:style>
    <style:style style:name="P20" style:family="paragraph" style:parent-style-name="Text_20_body">
      <style:paragraph-properties fo:margin-top="0cm" fo:margin-bottom="0cm" style:contextual-spacing="false" fo:line-height="150%" fo:text-align="justify" style:justify-single-word="false"/>
    </style:style>
    <style:style style:name="P21" style:family="paragraph" style:parent-style-name="Text_20_body" style:list-style-name="L6">
      <style:paragraph-properties fo:line-height="150%" fo:text-align="justify" style:justify-single-word="false"/>
    </style:style>
    <style:style style:name="P22" style:family="paragraph" style:parent-style-name="Text_20_body" style:list-style-name="L7">
      <style:paragraph-properties fo:line-height="150%" fo:text-align="justify" style:justify-single-word="false"/>
    </style:style>
    <style:style style:name="P23" style:family="paragraph" style:parent-style-name="Heading_20_3">
      <style:paragraph-properties fo:margin-top="0cm" fo:margin-bottom="0.247cm" style:contextual-spacing="false" fo:line-height="150%" fo:text-align="justify" style:justify-single-word="false"/>
      <style:text-properties fo:font-size="12pt" style:font-size-asian="12pt" style:font-size-complex="12pt"/>
    </style:style>
    <style:style style:name="P24" style:family="paragraph" style:parent-style-name="Text_20_body" style:list-style-name="L8">
      <style:paragraph-properties fo:line-height="150%" fo:text-align="justify" style:justify-single-word="false"/>
    </style:style>
    <style:style style:name="P25" style:family="paragraph" style:parent-style-name="Text_20_body">
      <style:paragraph-properties fo:margin-top="0cm" fo:margin-bottom="0.247cm" style:contextual-spacing="false" fo:line-height="150%" fo:text-align="justify" style:justify-single-word="false"/>
      <style:text-properties fo:font-weight="normal" style:font-weight-asian="normal" style:font-weight-complex="normal"/>
    </style:style>
    <style:style style:name="P26" style:family="paragraph" style:parent-style-name="Text_20_body">
      <style:paragraph-properties fo:line-height="150%" fo:text-align="justify" style:justify-single-word="false"/>
      <style:text-properties fo:font-weight="normal" style:font-weight-asian="normal" style:font-weight-complex="normal"/>
    </style:style>
    <style:style style:name="P27" style:family="paragraph" style:parent-style-name="Table_20_Heading">
      <style:paragraph-properties fo:margin-left="0cm" fo:margin-right="0cm" fo:text-indent="0cm" style:auto-text-indent="false"/>
      <style:text-properties officeooo:paragraph-rsid="0024ea5a"/>
    </style:style>
    <style:style style:name="P28" style:family="paragraph" style:parent-style-name="Table_20_Contents">
      <style:paragraph-properties fo:margin-left="0cm" fo:margin-right="0cm" fo:text-indent="0cm" style:auto-text-indent="false"/>
    </style:style>
    <style:style style:name="P29" style:family="paragraph" style:parent-style-name="Table_20_Contents">
      <style:text-properties fo:font-size="12pt" fo:font-weight="bold" officeooo:rsid="0024ea5a" officeooo:paragraph-rsid="0024ea5a" style:font-size-asian="12pt" style:font-weight-asian="bold" style:font-size-complex="12pt" style:font-weight-complex="bold"/>
    </style:style>
    <style:style style:name="P30" style:family="paragraph" style:parent-style-name="Text_20_body">
      <style:paragraph-properties fo:line-height="150%" fo:text-align="justify" style:justify-single-word="false"/>
      <style:text-properties fo:font-weight="bold" style:font-weight-asian="bold" style:font-weight-complex="bold"/>
    </style:style>
    <style:style style:name="P31" style:family="paragraph" style:parent-style-name="Table_20_Heading">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ext_20_body">
      <style:paragraph-properties fo:margin-left="0cm" fo:margin-right="0cm" fo:margin-top="0cm" fo:margin-bottom="0.247cm" style:contextual-spacing="false" fo:line-height="150%" fo:text-align="justify" style:justify-single-word="false" fo:text-indent="0cm" style:auto-text-indent="false"/>
      <style:text-properties fo:font-weight="bold" style:font-weight-asian="bold" style:font-weight-complex="bold"/>
    </style:style>
    <style:style style:name="P34" style:family="paragraph" style:parent-style-name="Table_20_Heading">
      <style:paragraph-properties fo:text-align="start" style:justify-single-word="false"/>
    </style:style>
    <style:style style:name="P35" style:family="paragraph" style:parent-style-name="Text_20_body">
      <style:paragraph-properties fo:margin-left="0cm" fo:margin-right="0cm" fo:margin-top="0.402cm" fo:margin-bottom="0.649cm" style:contextual-spacing="false" fo:line-height="150%" fo:text-align="justify" style:justify-single-word="false" fo:text-indent="0cm" style:auto-text-indent="false"/>
      <style:text-properties fo:font-weight="normal" style:font-weight-asian="normal" style:font-weight-complex="normal"/>
    </style:style>
    <style:style style:name="P36" style:family="paragraph" style:parent-style-name="Heading_20_3">
      <style:paragraph-properties fo:margin-left="0cm" fo:margin-right="0cm" fo:margin-top="0cm" fo:margin-bottom="0.247cm" style:contextual-spacing="false" fo:line-height="150%" fo:text-align="justify" style:justify-single-word="false" fo:text-indent="0cm" style:auto-text-indent="false"/>
    </style:style>
    <style:style style:name="P37" style:family="paragraph" style:parent-style-name="Text_20_body">
      <style:paragraph-properties fo:margin-left="0cm" fo:margin-right="0cm" fo:line-height="150%" fo:text-align="center" style:justify-single-word="false" fo:text-indent="0cm" style:auto-text-indent="false"/>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Biznesa plāns</text:span></text:span></text:p>
      <text:p text:style-name="P1"><text:span text:style-name="Strong_20_Emphasis"><text:span text:style-name="T1">Sociālās aprūpes iestāžu pārvaldības sistēma “Klientu reģistrs”</text:span></text:span></text:p>
      <text:p text:style-name="P1"><text:span text:style-name="Strong_20_Emphasis"><text:span text:style-name="T1">Uzņēmums: SIA “DS Aprūpes Tehnoloģijas”</text:span></text:span></text:p>
      <text:p text:style-name="P2"><text:span text:style-name="Strong_20_Emphasis"><text:span text:style-name="T2"/></text:span></text:p>
      <text:h text:style-name="P3" text:outline-level="3">1. Izpildkopsavilkums</text:h>
      <text:p text:style-name="P4">Sociālās aprūpes iestāžu pārvaldības sistēma “Klientu reģistrs” ir datorprogramma, kas paredzēta sociālās aprūpes institūcijām Latvijā. Tā digitalizē klientu lietas, dokumentu apriti, aktivitāšu uzskaiti un statistikas pārskatus, būtiski samazinot administratīvo slogu un kļūdu risku.</text:p>
      <text:p text:style-name="P4">Sistēma nodrošina iespēju strādāt arī apstākļos ar nestabilu interneta pieejamību, uzkrājot datus lokāli un sinhronizējot tos ar centrālo datubāzi pēc savienojuma atjaunošanas.</text:p>
      <text:p text:style-name="P4"><text:span text:style-name="Strong_20_Emphasis">Projekta mērķis:</text:span> izveidot praktiski ieviešamu digitālu risinājumu sociālās aprūpes iestādēm Latvijā, piedāvājot licencēšanas un abonēšanas modeli.</text:p>
      <text:p text:style-name="P4"><text:span text:style-name="Strong_20_Emphasis">Tirgus potenciāls:</text:span> Latvijā darbojas aptuveni 150–160 sociālās aprūpes iestādes.</text:p>
      <text:p text:style-name="P4"><text:span text:style-name="Strong_20_Emphasis">Finanšu prognoze:</text:span></text:p>
      <text:list text:style-name="L1">
        <text:list-item>
          <text:p text:style-name="P5">Izmaksas 1. gadā: aptuveni 80 000 eiro </text:p>
        </text:list-item>
        <text:list-item>
          <text:p text:style-name="P5">Ieņēmumi 1. gadā: aptuveni 35 000 eiro </text:p>
        </text:list-item>
        <text:list-item>
          <text:p text:style-name="P5">Peļņa 3. gadā: aptuveni 50 000 eiro un vairāk </text:p>
        </text:list-item>
        <text:list-item>
          <text:p text:style-name="P5">Atmaksāšanās laiks: 18–24 mēneši </text:p>
        </text:list-item>
        <text:list-item>
          <text:p text:style-name="P6">Nepieciešamais finansējums: 50 000 eiro (ALTUM aizdevums) </text:p>
        </text:list-item>
      </text:list>
      <text:h text:style-name="P7" text:outline-level="2">2. Uzņēmuma apraksts</text:h>
      <text:p text:style-name="P8">SIA <text:span text:style-name="Strong_20_Emphasis">“DS Aprūpes Tehnoloģijas”</text:span> plānots dibināt kā sabiedrību ar ierobežotu atbildību, lai komercializētu izstrādāto digitālo risinājumu – sociālās aprūpes iestāžu pārvaldības sistēmu <text:span text:style-name="Strong_20_Emphasis">“Klientu reģistrs”</text:span>.</text:p>
      <text:p text:style-name="P8">Uzņēmuma galvenais mērķis ir nodrošināt sociālās aprūpes iestādēm Latvijā drošu, efektīvu un modernu klientu datu un aprūpes procesu pārvaldību.</text:p>
      <text:p text:style-name="P9"><text:span text:style-name="Strong_20_Emphasis">Uzņēmuma nosaukums:</text:span> SIA “DS Aprūpes Tehnoloģijas”</text:p>
      <text:p text:style-name="P9"><text:span text:style-name="Strong_20_Emphasis">Juridiskā forma:</text:span> sabiedrība ar ierobežotu atbildību</text:p>
      <text:p text:style-name="P9"><text:soft-page-break/><text:span text:style-name="Strong_20_Emphasis">Reģistrācija:</text:span> plānota 2026. gadā Uzņēmumu reģistrā</text:p>
      <text:p text:style-name="P8"><text:span text:style-name="Strong_20_Emphasis">Misija:</text:span> Nodrošināt drošu un efektīvu digitālo pārvaldību sociālās aprūpes iestādēm Latvijā, ļaujot darbiniekiem vairāk laika veltīt klientu aprūpei un rehabilitācijas procesiem.</text:p>
      <text:p text:style-name="P8"><text:span text:style-name="Strong_20_Emphasis">Produkta stadija:</text:span> Izstrādāts prototips ar galvenajiem sistēmas moduļiem, lietotāja plūsmu un dokumentētu darbības algoritmu, kas demonstrē produkta praktisko pielietojumu reālā darba vidē.</text:p>
      <text:h text:style-name="P3" text:outline-level="3">3. Tirgus analīze </text:h>
      <text:p text:style-name="P2"><text:span text:style-name="Strong_20_Emphasis">Tirgus izmērs</text:span></text:p>
      <text:p text:style-name="P2">Latvijā darbojas aptuveni 155 ilgstošas sociālās aprūpes institūcijas. Valsts pakāpeniski paplašina sociālos pakalpojumus, kas palielina nepieciešamību pēc digitalizācijas un vienotas datu pārvaldības.</text:p>
      <text:p text:style-name="P2"><text:span text:style-name="Strong_20_Emphasis">Mērķauditorija</text:span></text:p>
      <text:p text:style-name="P10"><text:span text:style-name="Strong_20_Emphasis">Primārā auditorija:</text:span> pašvaldību sociālās aprūpes centri</text:p>
      <text:p text:style-name="P10"><text:span text:style-name="Strong_20_Emphasis">Sekundārā auditorija:</text:span> privātie pansionāti un aprūpes institūcijas</text:p>
      <text:p text:style-name="P4"><text:span text:style-name="Strong_20_Emphasis">Konkurence</text:span></text:p>
      <text:list text:style-name="L2">
        <text:list-item>
          <text:p text:style-name="P11">Daudzas iestādes joprojām izmanto papīra dokumentāciju vai Excel failus </text:p>
        </text:list-item>
        <text:list-item>
          <text:p text:style-name="P11">Esošie risinājumi bieži nav pielāgoti Latvijas normatīvajām prasībām </text:p>
        </text:list-item>
        <text:list-item>
          <text:p text:style-name="P12">Ārvalstu sistēmas ir dārgas un grūti ieviešamas </text:p>
        </text:list-item>
      </text:list>
      <text:p text:style-name="P4"><text:span text:style-name="Strong_20_Emphasis">Produkta priekšrocības</text:span></text:p>
      <text:list text:style-name="L3">
        <text:list-item>
          <text:p text:style-name="P13">Pielāgojums Latvijas sociālās aprūpes dokumentācijai </text:p>
        </text:list-item>
        <text:list-item>
          <text:p text:style-name="P13">Vienkārša un saprotama lietošana </text:p>
        </text:list-item>
        <text:list-item>
          <text:p text:style-name="P13">Droša piekļuve sensitīviem datiem </text:p>
        </text:list-item>
        <text:list-item>
          <text:p text:style-name="P14">Iespēja strādāt arī bez interneta savienojuma </text:p>
        </text:list-item>
      </text:list>
      <text:p text:style-name="P8">Tādējādi tirgus situācija Latvijā apliecina, ka sociālās aprūpes nozarei ir nepieciešams specializēts, lokāli pielāgots digitāls risinājums, un izstrādātā sistēma “Klientu reģistrs” tieši atbild uz šo pieprasījumu. </text:p>
      <text:h text:style-name="P3" text:outline-level="3"><text:soft-page-break/>4. Produkta apraksts un vērtība</text:h>
      <text:p text:style-name="P15">“Klientu reģistrs” ir mūsdienīga sociālās aprūpes iestāžu pārvaldības sistēma, kas samazina administratīvo slogu un nodrošina drošu, normatīvi atbilstošu klientu datu un aprūpes procesu digitalizāciju. </text:p>
      <text:p text:style-name="P4"><text:span text:style-name="Strong_20_Emphasis">Galvenās funkcijas</text:span></text:p>
      <text:list text:style-name="L4">
        <text:list-item>
          <text:p text:style-name="P16">Klientu reģistrs un lietu pārvaldība </text:p>
        </text:list-item>
        <text:list-item>
          <text:p text:style-name="P16">Dokumentu veidlapu sagatavošana </text:p>
        </text:list-item>
        <text:list-item>
          <text:p text:style-name="P16">Nodarbību un aktivitāšu uzskaite </text:p>
        </text:list-item>
        <text:list-item>
          <text:p text:style-name="P16">Medikamentu uzskaites sadaļa </text:p>
        </text:list-item>
        <text:list-item>
          <text:p text:style-name="P16">Statistikas pārskati vadībai </text:p>
        </text:list-item>
        <text:list-item>
          <text:p text:style-name="P16">Piekļuves tiesības un darbību audits </text:p>
        </text:list-item>
        <text:list-item>
          <text:p text:style-name="P17">Datu uzkrāšana lokāli un sinhronizācija ar centrālo datubāzi </text:p>
        </text:list-item>
      </text:list>
      <text:p text:style-name="P4"><text:span text:style-name="Strong_20_Emphasis">Ieguvumi iestādēm</text:span></text:p>
      <text:list text:style-name="L5">
        <text:list-item>
          <text:p text:style-name="P18">Ietaupīts laiks līdz 50–70 % </text:p>
        </text:list-item>
        <text:list-item>
          <text:p text:style-name="P18">Samazinātas kļūdas dokumentācijā </text:p>
        </text:list-item>
        <text:list-item>
          <text:p text:style-name="P18">Ātra informācijas atrašana </text:p>
        </text:list-item>
        <text:list-item>
          <text:p text:style-name="P19">Pārskatāma klientu aprūpes dinamika </text:p>
        </text:list-item>
      </text:list>
      <text:p text:style-name="P8">Tādējādi sistēma būtiski uzlabo sociālās aprūpes iestādes darba efektivitāti, nodrošinot drošu un strukturētu klientu aprūpes procesu pārvaldību digitālā vidē. </text:p>
      <text:h text:style-name="P3" text:outline-level="3">5. Cenu modelis</text:h>
      <text:p text:style-name="P20">Sistēmas “Klientu reģistrs” cenu modelis ir veidots kā abonēšanas risinājums, kas apvieno vienreizēju ieviešanas maksu ar ikmēneša abonementu. Tas nodrošina pieejamību mazām un vidējām sociālās aprūpes iestādēm Latvijā, vienlaikus sedzot sistēmas izstrādes, uzturēšanas un tehniskā atbalsta izmaksas.</text:p>
      <text:list text:style-name="L6">
        <text:list-item>
          <text:p text:style-name="P21"><text:span text:style-name="Strong_20_Emphasis">Abonēšanas maksa:</text:span> 140–180 eiro mēnesī iestādei (atkarībā no iestādes lieluma un klientu apjoma);</text:p>
        </text:list-item>
        <text:list-item>
          <text:p text:style-name="P21"><text:span text:style-name="Strong_20_Emphasis">Ieviešana (vienreizējs maksājums):</text:span> 1200–2000 eiro (ietver instalāciju, sākotnējo konfigurāciju un pamata apmācības);</text:p>
        </text:list-item>
        <text:list-item>
          <text:p text:style-name="P21"><text:span text:style-name="Strong_20_Emphasis">Papildu apmācības:</text:span> 500 eiro (pilnas dienas apmācība vai papildu sesijas pēc nepieciešamības).</text:p>
        </text:list-item>
      </text:list>
      <text:p text:style-name="P8"><text:soft-page-break/>Šāds cenu līmenis ir konkurētspējīgs Latvijas tirgū atbilst pašvaldību un privāto iestāžu budžeta iespējām. Tas vienlaikus nodrošina uzņēmumam stabilus ikmēneša ieņēmumus un ātru projekta atmaksāšanos. </text:p>
      <text:p text:style-name="P20"/>
      <text:h text:style-name="P3" text:outline-level="3">6. Pārdošanas un ieviešanas plāns Latvijā</text:h>
      <text:p text:style-name="P8">Pārdošanas stratēģija fokusējas uz pakāpenisku ienākšanu Latvijas sociālās aprūpes tirgū, sākot ar pilotprojektiem un uzticības veidošanu, lai izveidotu stabilu klientu bāzi un nodrošinātu regulārus ieņēmumus no abonēšanas maksas.</text:p>
      <text:p text:style-name="P8">Plānotās pārdošanas un ieviešanas aktivitātes:</text:p>
      <text:list text:style-name="L7">
        <text:list-item>
          <text:p text:style-name="P22"><text:span text:style-name="Strong_20_Emphasis">Pilotprojekti pašvaldību sociālās aprūpes centros</text:span>, izmantojot izmēģinājuma periodu vai atlaides, lai praksē demonstrētu sistēmas ieguvumus</text:p>
        </text:list-item>
        <text:list-item>
          <text:p text:style-name="P22"><text:span text:style-name="Strong_20_Emphasis">Sadarbība ar Labklājības ministrijas struktūrām</text:span>, nodrošinot atbalstu digitālās dokumentācijas ieviešanā un normatīvo prasību izpildē</text:p>
        </text:list-item>
        <text:list-item>
          <text:p text:style-name="P22"><text:span text:style-name="Strong_20_Emphasis">Dalība LIAA atbalsta programmās</text:span>, izmantojot inkubatorus, konsultācijas un kontaktus ar pašvaldībām</text:p>
        </text:list-item>
        <text:list-item>
          <text:p text:style-name="P22"><text:span text:style-name="Strong_20_Emphasis">Prezentācijas sociālās aprūpes iestāžu vadībai</text:span>, organizējot seminārus, demonstrācijas un tiešās tikšanās iestādēs</text:p>
        </text:list-item>
      </text:list>
      <text:h text:style-name="P23" text:outline-level="3">Mērķis klientu piesaistē</text:h>
      <text:list text:style-name="L8">
        <text:list-item>
          <text:p text:style-name="P24">10 klienti pirmajā gadā</text:p>
        </text:list-item>
        <text:list-item>
          <text:p text:style-name="P24">25 klienti otrajā gadā</text:p>
        </text:list-item>
        <text:list-item>
          <text:p text:style-name="P24">40 klienti trešajā gadā</text:p>
        </text:list-item>
      </text:list>
      <text:p text:style-name="P8">Šāda pakāpeniska ieviešanas pieeja ļaus ātri iegūt pirmos klientus, savākt praktiskas atsauksmes un pilnveidot produktu, vienlaikus nodrošinot stabilu ieņēmumu plūsmu, kas veidos pamatu uzņēmuma ilgtspējīgai attīstībai un peļņas gūšanai turpmākajos gados.</text:p>
      <text:h text:style-name="P3" text:outline-level="3">7. Finanšu prognoze</text:h>
      <text:p text:style-name="P25">Finanšu prognoze balstīta uz konservatīviem pieņēmumiem par klientu skaita pakāpenisku pieaugumu, vidējo abonēšanas maksu <text:span text:style-name="Strong_20_Emphasis">160 eiro mēnesī</text:span> un vienreizējo sistēmas ieviešanas maksu vidēji <text:span text:style-name="Strong_20_Emphasis">1600 eiro</text:span> vienai iestādei. Prognozes rāda stabilu ieņēmumu pieaugumu un relatīvi ātru rentabilitātes sasniegšanu.</text:p>
      <text:p text:style-name="P8"><text:soft-page-break/>Lielākā daļa izmaksu koncentrējas pirmajā darbības gadā (2026), jo šajā posmā nepieciešami galvenie ieguldījumi sistēmas izstrādē, sākotnējā testēšanā un tirgus ieviešanas aktivitātēs. Savukārt turpmākajos gados uzņēmuma ieņēmumu struktūru galvenokārt veido regulārie ikmēneša abonēšanas maksājumi, kas nodrošina stabilu un prognozējamu finanšu plūsmu.</text:p>
      <text:p text:style-name="P26"><text:span text:style-name="Strong_20_Emphasis">Izmaksu struktūra pirmajā gadā (2026):</text:span></text:p>
      <table:table table:name="Table2" table:style-name="Table2">
        <table:table-column table:style-name="Table2.A"/>
        <table:table-column table:style-name="Table2.B"/>
        <table:table-header-rows>
          <table:table-row>
            <table:table-cell table:style-name="Table2.A1" office:value-type="string">
              <text:p text:style-name="Table_20_Heading">Izmaksu pozīcija</text:p>
            </table:table-cell>
            <table:table-cell table:style-name="Table2.B1" office:value-type="string">
              <text:p text:style-name="P27">Summa (eiro)</text:p>
            </table:table-cell>
          </table:table-row>
        </table:table-header-rows>
        <table:table-row>
          <table:table-cell table:style-name="Table2.A2" office:value-type="string">
            <text:p text:style-name="P28">Izstrāde (programmēšana, backend/frontend)</text:p>
          </table:table-cell>
          <table:table-cell table:style-name="Table2.B2" office:value-type="string">
            <text:p text:style-name="P28">45 000</text:p>
          </table:table-cell>
        </table:table-row>
        <table:table-row>
          <table:table-cell table:style-name="Table2.A2" office:value-type="string">
            <text:p text:style-name="P28">Dizains + prototips (UI/UX, testēšana)</text:p>
          </table:table-cell>
          <table:table-cell table:style-name="Table2.B2" office:value-type="string">
            <text:p text:style-name="P28">8 000</text:p>
          </table:table-cell>
        </table:table-row>
        <table:table-row>
          <table:table-cell table:style-name="Table2.A2" office:value-type="string">
            <text:p text:style-name="P28">Serveris, drošība, licence (datubāze, hosting, šifrēšana, juridiskie)</text:p>
          </table:table-cell>
          <table:table-cell table:style-name="Table2.B2" office:value-type="string">
            <text:p text:style-name="P28">7 000</text:p>
          </table:table-cell>
        </table:table-row>
        <table:table-row>
          <table:table-cell table:style-name="Table2.A2" office:value-type="string">
            <text:p text:style-name="P28">Mārketings + pārdošana (prezentācijas, semināri, materiāli)</text:p>
          </table:table-cell>
          <table:table-cell table:style-name="Table2.B2" office:value-type="string">
            <text:p text:style-name="P28">10 000</text:p>
          </table:table-cell>
        </table:table-row>
        <table:table-row>
          <table:table-cell table:style-name="Table2.A2" office:value-type="string">
            <text:p text:style-name="P28">Atbalsts, administrācija (komandas koordinācija, biroja izmaksas, mazie tēriņi)</text:p>
          </table:table-cell>
          <table:table-cell table:style-name="Table2.B2" office:value-type="string">
            <text:p text:style-name="P28">10 000</text:p>
          </table:table-cell>
        </table:table-row>
        <table:table-row>
          <table:table-cell table:style-name="Table2.A2" office:value-type="string">
            <text:p text:style-name="Table_20_Contents"><text:span text:style-name="Strong_20_Emphasis"><text:span text:style-name="T3">Kopā</text:span></text:span></text:p>
          </table:table-cell>
          <table:table-cell table:style-name="Table2.B7" office:value-type="string">
            <text:p text:style-name="P29">80 000</text:p>
          </table:table-cell>
        </table:table-row>
      </table:table>
      <text:p text:style-name="P26"/>
      <text:p text:style-name="P30">Ieņēmumu prognoze </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31">Gads</text:p>
            </table:table-cell>
            <table:table-cell table:style-name="Table3.A1" office:value-type="string">
              <text:p text:style-name="P31">Klienti</text:p>
            </table:table-cell>
            <table:table-cell table:style-name="Table3.A1" office:value-type="string">
              <text:p text:style-name="P31">Abonēšana (eiro)</text:p>
            </table:table-cell>
            <table:table-cell table:style-name="Table3.A1" office:value-type="string">
              <text:p text:style-name="P31">Ieviešana (eiro)</text:p>
            </table:table-cell>
            <table:table-cell table:style-name="Table3.E1" office:value-type="string">
              <text:p text:style-name="P31">Kopā (eiro)</text:p>
            </table:table-cell>
          </table:table-row>
        </table:table-header-rows>
        <table:table-row>
          <table:table-cell table:style-name="Table3.A2" office:value-type="string">
            <text:p text:style-name="P32">2026</text:p>
          </table:table-cell>
          <table:table-cell table:style-name="Table3.A2" office:value-type="string">
            <text:p text:style-name="P32">10</text:p>
          </table:table-cell>
          <table:table-cell table:style-name="Table3.A2" office:value-type="string">
            <text:p text:style-name="P32">19 200</text:p>
          </table:table-cell>
          <table:table-cell table:style-name="Table3.A2" office:value-type="string">
            <text:p text:style-name="P32">16 000</text:p>
          </table:table-cell>
          <table:table-cell table:style-name="Table3.E2" office:value-type="string">
            <text:p text:style-name="P32">35 200</text:p>
          </table:table-cell>
        </table:table-row>
        <table:table-row>
          <table:table-cell table:style-name="Table3.A2" office:value-type="string">
            <text:p text:style-name="P32">2027</text:p>
          </table:table-cell>
          <table:table-cell table:style-name="Table3.A2" office:value-type="string">
            <text:p text:style-name="P32">25</text:p>
          </table:table-cell>
          <table:table-cell table:style-name="Table3.A2" office:value-type="string">
            <text:p text:style-name="P32">48 000</text:p>
          </table:table-cell>
          <table:table-cell table:style-name="Table3.A2" office:value-type="string">
            <text:p text:style-name="P32">24 000</text:p>
          </table:table-cell>
          <table:table-cell table:style-name="Table3.E2" office:value-type="string">
            <text:p text:style-name="P32">72 000</text:p>
          </table:table-cell>
        </table:table-row>
        <table:table-row>
          <table:table-cell table:style-name="Table3.A2" office:value-type="string">
            <text:p text:style-name="P32">2028</text:p>
          </table:table-cell>
          <table:table-cell table:style-name="Table3.A2" office:value-type="string">
            <text:p text:style-name="P32">40</text:p>
          </table:table-cell>
          <table:table-cell table:style-name="Table3.A2" office:value-type="string">
            <text:p text:style-name="P32">76 800</text:p>
          </table:table-cell>
          <table:table-cell table:style-name="Table3.A2" office:value-type="string">
            <text:p text:style-name="P32">32 000</text:p>
          </table:table-cell>
          <table:table-cell table:style-name="Table3.E2" office:value-type="string">
            <text:p text:style-name="P32">108 800</text:p>
          </table:table-cell>
        </table:table-row>
      </table:table>
      <text:p text:style-name="P8"><text:span text:style-name="Strong_20_Emphasis"/></text:p>
      <text:p text:style-name="P8"><text:span text:style-name="Strong_20_Emphasis"><text:span text:style-name="T2">Rentabilitāte tiek sasniegta pie aptuveni 15 klientiem, kas ļauj segt pamata uzturēšanas un operacionālās izmaksas. Šie rādītāji apliecina projekta finansiālo dzīvotspēju un potenciāli ātru atmaksāšanos 18–24 mēnešu laikā, nodrošinot stabilu ieņēmumu pieaugumu un iespēju turpmākai attīstībai Latvijas sociālās aprūpes digitalizācijas sektorā. </text:span></text:span></text:p>
      <text:p text:style-name="P8"><text:span text:style-name="Strong_20_Emphasis"><text:span text:style-name="T2">Sociālās aprūpes pakalpojumu digitalizācijas nepieciešamība tiek uzsvērta arī Labklājības ministrijas nozares attīstības plānos un valsts digitalizācijas politikā. </text:span></text:span><text:span text:style-name="Strong_20_Emphasis"><text:span text:style-name="Emphasis"><text:span text:style-name="T2">(Avots: Labklājības ministrija, 2024).</text:span></text:span></text:span><text:span text:style-name="Strong_20_Emphasis"><text:span text:style-name="T2"> </text:span></text:span></text:p>
      <text:h text:style-name="P3" text:outline-level="3">8. Risku analīze</text:h>
      <text:p text:style-name="P15">Risku analīze identificē galvenos potenciālos šķēršļus sistēmas ieviešanai un lietošanai sociālās aprūpes iestādēs, kā arī piedāvā konkrētus pasākumus to mazināšanai. Tas palīdz nodrošināt projekta ilgtspēju, uzticamību un veiksmīgu komercializāciju Latvijas tirgū. </text:p>
      <text:p text:style-name="P33"><text:soft-page-break/>Galveno risku pārskats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4">Risks</text:p>
            </table:table-cell>
            <table:table-cell table:style-name="Table1.A1" office:value-type="string">
              <text:p text:style-name="P34">Ietekme</text:p>
            </table:table-cell>
            <table:table-cell table:style-name="Table1.A1" office:value-type="string">
              <text:p text:style-name="P34">Varbūtība</text:p>
            </table:table-cell>
            <table:table-cell table:style-name="Table1.D1" office:value-type="string">
              <text:p text:style-name="P34">Mazināšanas pasākumi</text:p>
            </table:table-cell>
          </table:table-row>
        </table:table-header-rows>
        <table:table-row>
          <table:table-cell table:style-name="Table1.A2" office:value-type="string">
            <text:p text:style-name="Table_20_Contents">Darbinieku ieradums strādāt papīra formātā</text:p>
          </table:table-cell>
          <table:table-cell table:style-name="Table1.A2" office:value-type="string">
            <text:p text:style-name="Table_20_Contents">Augsta</text:p>
          </table:table-cell>
          <table:table-cell table:style-name="Table1.A2" office:value-type="string">
            <text:p text:style-name="Table_20_Contents">Augsta</text:p>
          </table:table-cell>
          <table:table-cell table:style-name="Table1.D2" office:value-type="string">
            <text:p text:style-name="Table_20_Contents">Pilotprojekti, pakāpeniska ieviešana, apmācības un atbalsts ikdienā</text:p>
          </table:table-cell>
        </table:table-row>
        <table:table-row>
          <table:table-cell table:style-name="Table1.A2" office:value-type="string">
            <text:p text:style-name="Table_20_Contents">Normatīvo aktu vai veidlapu izmaiņas</text:p>
          </table:table-cell>
          <table:table-cell table:style-name="Table1.A2" office:value-type="string">
            <text:p text:style-name="Table_20_Contents">Vidēja</text:p>
          </table:table-cell>
          <table:table-cell table:style-name="Table1.A2" office:value-type="string">
            <text:p text:style-name="Table_20_Contents">Vidēja</text:p>
          </table:table-cell>
          <table:table-cell table:style-name="Table1.D2" office:value-type="string">
            <text:p text:style-name="Table_20_Contents">Modulāra sistēmas struktūra, regulāra normatīvo prasību uzraudzība</text:p>
          </table:table-cell>
        </table:table-row>
        <table:table-row>
          <table:table-cell table:style-name="Table1.A2" office:value-type="string">
            <text:p text:style-name="Table_20_Contents">Interneta savienojuma traucējumi sociālās aprūpes iestādēs</text:p>
          </table:table-cell>
          <table:table-cell table:style-name="Table1.A2" office:value-type="string">
            <text:p text:style-name="Table_20_Contents">Augsta</text:p>
          </table:table-cell>
          <table:table-cell table:style-name="Table1.A2" office:value-type="string">
            <text:p text:style-name="Table_20_Contents">Vidēja</text:p>
          </table:table-cell>
          <table:table-cell table:style-name="Table1.D2" office:value-type="string">
            <text:p text:style-name="Table_20_Contents">Lokāla datu uzkrāšana bezsaistē un automātiska sinhronizācija pēc savienojuma atjaunošanas</text:p>
          </table:table-cell>
        </table:table-row>
        <table:table-row>
          <table:table-cell table:style-name="Table1.A2" office:value-type="string">
            <text:p text:style-name="Table_20_Contents">Sensitīvo datu drošības riski (GDPR prasības)</text:p>
          </table:table-cell>
          <table:table-cell table:style-name="Table1.A2" office:value-type="string">
            <text:p text:style-name="Table_20_Contents">Augsta</text:p>
          </table:table-cell>
          <table:table-cell table:style-name="Table1.A2" office:value-type="string">
            <text:p text:style-name="Table_20_Contents">Vidēja</text:p>
          </table:table-cell>
          <table:table-cell table:style-name="Table1.D2" office:value-type="string">
            <text:p text:style-name="Table_20_Contents">Piekļuves tiesību kontrole, šifrēšana, darbību audits, regulāras drošības pārbaudes</text:p>
          </table:table-cell>
        </table:table-row>
        <table:table-row>
          <table:table-cell table:style-name="Table1.A2" office:value-type="string">
            <text:p text:style-name="Table_20_Contents">Ieviešanas izmaksu ierobežojumi pašvaldību budžetos</text:p>
          </table:table-cell>
          <table:table-cell table:style-name="Table1.A2" office:value-type="string">
            <text:p text:style-name="Table_20_Contents">Vidēja</text:p>
          </table:table-cell>
          <table:table-cell table:style-name="Table1.A2" office:value-type="string">
            <text:p text:style-name="Table_20_Contents">Vidēja</text:p>
          </table:table-cell>
          <table:table-cell table:style-name="Table1.D2" office:value-type="string">
            <text:p text:style-name="Table_20_Contents">Pieejams abonēšanas modelis, elastīgi cenu plāni, ALTUM/LIAA atbalsta piesaiste</text:p>
          </table:table-cell>
        </table:table-row>
      </table:table>
      <text:p text:style-name="P35">Minētie riski ir tipiski sociālās aprūpes nozares digitalizācijas projektiem Latvijā, taču tie ir kontrolējami ar plānotajiem mazināšanas pasākumiem. Strukturēta ieviešana, apmācības un drošības mehānismi samazina neveiksmes iespējamību un nodrošina sistēmas pieņemamību gan darbinieku, gan vadības līmenī ilgtermiņā. </text:p>
      <text:h text:style-name="P36" text:outline-level="3">9. Secinājums</text:h>
      <text:p text:style-name="P4"><text:span text:style-name="Strong_20_Emphasis"><text:span text:style-name="T2">Sociālās aprūpes iestāžu pārvaldības sistēma “Klientu reģistrs” ir praktiski ieviešams digitāls risinājums Latvijas sociālās aprūpes sektoram. Tas uzlabo klientu datu pārvaldību, automatizē dokumentāciju un samazina administratīvo slogu, dodot iestādēm iespēju efektīvāk izmantot resursus un vairāk uzmanības veltīt tiešajam klientu aprūpes darbam.</text:span></text:span></text:p>
      <text:p text:style-name="P8">Izstrādātais prototips apliecina sistēmas funkcionalitāti un atbilstību nozares vajadzībām, īpaši ņemot vērā drošības prasības, normatīvo regulējumu un iespēju strādāt arī bez stabila interneta savienojuma.</text:p>
      <text:p text:style-name="P8">Projekts ir sagatavots turpmākai attīstībai un finansējuma piesaistei ALTUM vai LIAA programmās. Ar skaidru cenu modeli, reālistisku pārdošanas plānu un identificētiem risku mazināšanas pasākumiem tas demonstrē augstu gatavību komercializācijai un ilgtspējīgu biznesa potenciālu Latvijas tirgū.</text:p>
      <text:p text:style-name="P37"><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Default Page Style6"/><text:page-number text:select-page="current">6</text:page-number><text:bookmark-end text:name="PageNumWizard_FOOTER_Default Page Style6"/></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31T18:16:53.983503300</meta:creation-date>
    <dc:date>2026-01-31T20:37:56.822765300</dc:date>
    <meta:editing-duration>PT2H10M38S</meta:editing-duration>
    <meta:editing-cycles>24</meta:editing-cycles>
    <meta:generator>LibreOffice/25.2.7.2$Windows_X86_64 LibreOffice_project/5cbfd1ab6520636bb5f7b99185aa69bd7456825d</meta:generator>
    <meta:document-statistic meta:table-count="3" meta:image-count="0" meta:object-count="0" meta:page-count="6" meta:paragraph-count="146" meta:word-count="1216" meta:character-count="9667" meta:non-whitespace-character-count="8601"/>
  </office:meta>
</office:document-meta>
</file>